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style:text-underline-style="none" fo:font-weight="bold" officeooo:rsid="0019b979" officeooo:paragraph-rsid="0019b979" style:font-size-asian="14pt" style:font-weight-asian="bold" style:font-size-complex="16pt" style:font-weight-complex="bold"/>
    </style:style>
    <style:style style:name="P2" style:family="paragraph" style:parent-style-name="Header">
      <style:text-properties fo:color="#595c5f" loext:opacity="100%" style:font-name="Roboto" fo:font-size="13pt" officeooo:rsid="00260d1c" officeooo:paragraph-rsid="00260d1c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24pt" style:text-underline-style="solid" style:text-underline-width="auto" style:text-underline-color="font-color" fo:font-weight="bold" officeooo:rsid="0019b979" officeooo:paragraph-rsid="0019b979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19b979" officeooo:paragraph-rsid="0019b97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1aeb9f" officeooo:paragraph-rsid="001aeb9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1da6a7" officeooo:paragraph-rsid="001da6a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2125e0" officeooo:paragraph-rsid="002125e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21d75f" officeooo:paragraph-rsid="0021d75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solid" style:text-underline-width="auto" style:text-underline-color="font-color" fo:font-weight="normal" officeooo:rsid="00237621" officeooo:paragraph-rsid="0023762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9b979" officeooo:paragraph-rsid="0019b97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aeb9f" officeooo:paragraph-rsid="001c0e8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aeb9f" officeooo:paragraph-rsid="00272fae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cee48" officeooo:paragraph-rsid="001cee48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cee48" officeooo:paragraph-rsid="001da6a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end" style:justify-single-word="false" style:writing-mode="lr-tb"/>
      <style:text-properties style:font-name="Roboto" fo:font-size="13pt" style:text-underline-style="none" fo:font-weight="normal" officeooo:rsid="001cee48" officeooo:paragraph-rsid="001da6a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da6a7" officeooo:paragraph-rsid="001da6a7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1f9a2c" officeooo:paragraph-rsid="001f9a2c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2125e0" officeooo:paragraph-rsid="002125e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21d75f" officeooo:paragraph-rsid="0021d75f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Roboto" fo:font-size="13pt" style:text-underline-style="none" fo:font-weight="normal" officeooo:rsid="00237621" officeooo:paragraph-rsid="0023762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Roboto" fo:font-size="13pt" fo:font-style="normal" style:text-underline-style="none" fo:font-weight="normal" officeooo:rsid="00237621" officeooo:paragraph-rsid="00237621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Roboto" fo:font-size="15pt" style:text-underline-style="solid" style:text-underline-width="auto" style:text-underline-color="font-color" fo:font-weight="normal" officeooo:rsid="002125e0" officeooo:paragraph-rsid="002125e0" style:font-size-asian="13.1000003814697pt" style:font-weight-asian="normal" style:font-size-complex="15pt" style:font-weight-complex="normal"/>
    </style:style>
    <style:style style:name="T1" style:family="text">
      <style:text-properties officeooo:rsid="001aeb9f"/>
    </style:style>
    <style:style style:name="T2" style:family="text">
      <style:text-properties officeooo:rsid="001da6a7"/>
    </style:style>
    <style:style style:name="T3" style:family="text">
      <style:text-properties style:font-name="Roboto" fo:font-size="13pt" style:font-size-asian="13pt" style:font-size-complex="13pt"/>
    </style:style>
    <style:style style:name="T4" style:family="text">
      <style:text-properties officeooo:rsid="001dd14c"/>
    </style:style>
    <style:style style:name="T5" style:family="text">
      <style:text-properties officeooo:rsid="001f9a2c"/>
    </style:style>
    <style:style style:name="T6" style:family="text">
      <style:text-properties style:text-underline-style="none" officeooo:rsid="001da6a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4c3cd"/>
    </style:style>
    <style:style style:name="T9" style:family="text">
      <style:text-properties officeooo:rsid="00272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nal de bord : Space Invaders</text:p>
      <text:p text:style-name="P1"/>
      <text:p text:style-name="P4"/>
      <text:p text:style-name="P4">Jour 1</text:p>
      <text:p text:style-name="P10"/>
      <text:p text:style-name="P10">J’ai crée un compte GitHub ce qu’il me permet de <text:span text:style-name="T1">contrôler les versions du code. Cela m’a pris du temps à apprendre les différentes commandes Git. <text:s text:c="37"/></text:span></text:p>
      <text:p text:style-name="P10"/>
      <text:p text:style-name="P12"><text:span text:style-name="T9">Voici m</text:span>on repo GitHub : <text:a xlink:type="simple" xlink:href="http://www.github.com/watsum08/Les-envahisseurs-de-l-espace" text:style-name="Internet_20_link" text:visited-style-name="Visited_20_Internet_20_Link">www.github.com/watsum08/Les-envahisseurs-de-l-espace</text:a></text:p>
      <text:p text:style-name="P11"><text:s text:c="86"/></text:p>
      <text:p text:style-name="P10"><text:s text:c="64"/></text:p>
      <text:p text:style-name="P13">J’ai aussi du chercher et installer un IDE pour C# compatible sur Linux car Visual Studio Community ne l’est pas. <text:s text:c="76"/></text:p>
      <text:p text:style-name="P13"/>
      <text:p text:style-name="P13"/>
      <text:p text:style-name="P5">Jour 2</text:p>
      <text:p text:style-name="P5"/>
      <text:p text:style-name="P13">J’ai téléchargé tous les fichiers du projet.</text:p>
      <text:p text:style-name="P13"/>
      <text:p text:style-name="P13">J’ai crée la classe Vector2 qui permettra d’instancier des vecteurs de positions pour les objets.</text:p>
      <text:p text:style-name="P13"/>
      <text:p text:style-name="P14">J’ai crée la classe SpaceShip qui <text:span text:style-name="T5">hérite de la classe GameObject(déjà existante)</text:span> permettra d’instancier le vaisseau du joueur. <text:span text:style-name="T2">J’ai crée ses attributs ainsi que ses méthodes demandés.</text:span></text:p>
      <text:p text:style-name="P15"/>
      <text:p text:style-name="P14"><text:span text:style-name="T2">J’ai instancié «SpaceShip playerShip» et l’ai ajouté dans la liste des objets du jeu.</text:span></text:p>
      <text:p text:style-name="P14"/>
      <text:p text:style-name="P16">J’ai testé le jeu et le vaisseau playerShip s’affiche correctement.</text:p>
      <text:p text:style-name="P16"/>
      <text:p text:style-name="P16"/>
      <text:p text:style-name="P6">Jour 3</text:p>
      <text:p text:style-name="P16"/>
      <text:p text:style-name="P16">J’ai cherché le code nécessaire pour implémenter les touches du clavier. Ce qui permettra de déplacer le vaisseau du joueur en <text:span text:style-name="T4">appuyant</text:span> sur les flèches.</text:p>
      <text:p text:style-name="P16"/>
      <text:p text:style-name="P17">J’ai écris un code dans la méthode Update() du vaisseau joueur qui évitera le vaisseau de sortir du cadre de jeu.</text:p>
      <text:p text:style-name="P17"/>
      <text:p text:style-name="P17">J’ai crée une nouvelle classe, Missile qui hérite de GameObject, qui permettra au joueur de tirer.</text:p>
      <text:p text:style-name="P17"/>
      <text:p text:style-name="P17">J’ai crée une méthode Shoot() dans la classe SpaceShip qui permettra de tirer, donc d’instancier un Missile. Si le joueur appuie sur la touche Espace, cette méthode est appelée.</text:p>
      <text:p text:style-name="P18"/>
      <text:p text:style-name="P7"/>
      <text:p text:style-name="P7"><text:soft-page-break/>Jour 4</text:p>
      <text:p text:style-name="P22"><text:span text:style-name="T6"/></text:p>
      <text:p text:style-name="P18">Refactoring de la classe SpaceShip et Missile… J’ai crée une nouvelle classe SimpleObject qui hérite de GameObject. SpaceShip et Missile héritent maintenant de la classe SimpleObject.</text:p>
      <text:p text:style-name="P18"/>
      <text:p text:style-name="P18">En gros, j’ai du presque tout modifié pour que mon projet corresponde à la nouvelle architecture de jeu demandée.</text:p>
      <text:p text:style-name="P18"/>
      <text:p text:style-name="P18"/>
      <text:p text:style-name="P8">Jour 5</text:p>
      <text:p text:style-name="P19"/>
      <text:p text:style-name="P19">J’ai cherché comment afficher du texte au jeu, et j’ai trouvé la fonction drawString() de la classe Graphics.</text:p>
      <text:p text:style-name="P19"/>
      <text:p text:style-name="P19">J’ai crée une nouvelle Enum ayant deux état : Pause et Play.</text:p>
      <text:p text:style-name="P19"/>
      <text:p text:style-name="P20">J’ai implémenté un bool dans la méthode Update() de chaque objet qui vérifiera l’état de jeu. Si l’état est Play, l’objet se déplace, s’il est en Play, rien ne se déplace.</text:p>
      <text:p text:style-name="P20"/>
      <text:p text:style-name="P20"/>
      <text:p text:style-name="P9">Jour 6</text:p>
      <text:p text:style-name="P9"/>
      <text:p text:style-name="P20">J’ai crée une nouvelle classe Bunker qui permettra au joueur de se couvrir. J’en ai instancié 3 juste au dessus du joueur.</text:p>
      <text:p text:style-name="P20"/>
      <text:p text:style-name="P20">J’ai fait des recherches sur la collision et trouvé les conditions qui vérifie si deux rectangles s’intersectent.</text:p>
      <text:p text:style-name="P20"/>
      <text:p text:style-name="P20"/>
      <text:p text:style-name="P9">Jour 7</text:p>
      <text:p text:style-name="P9"/>
      <text:p text:style-name="P20">J’ai implémenté la détection de collision entre le rectangle du missile et le rectangle du bunker. </text:p>
      <text:p text:style-name="P20"/>
      <text:p text:style-name="P20">J’ai trouvé les méthodes getPixel() et setPixel() de la classe Bitmap. Avec ces méthodes je peux vérifier si le Pixel à une certaine position de l’image (bunker) est blanc ou noir, selon sa transparence Alpha. <text:span text:style-name="T7">255 = noir, 0 = blanc</text:span></text:p>
      <text:p text:style-name="P20"><text:span text:style-name="T7"/></text:p>
      <text:p text:style-name="P21">Après des heures d’essais j’ai réussie à changer la couleur du pixel du bunker qui est touché par le missile. Et à chaque pixel que le missile touche, il diminue son nombre de vies par un.</text:p>
      <text:p text:style-name="P21"/>
      <text:p text:style-name="P21">Lorsqu’ils rentrent en collision, les missiles se détruisent et détruisent aussi petit à petit les bunkers. Tous marche bien.</text:p>
      <text:p text:style-name="P21"/>
      <text:p text:style-name="P21">J’ai aussi a<text:span text:style-name="T8">ffiché le nombre de vies du joueur en bas a gauche du cadre de jeu.</text:span> <text:s text:c="7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595c5f" loext:opacity="100%" style:font-name="Roboto" fo:font-size="13pt" officeooo:rsid="00260d1c" officeooo:paragraph-rsid="00260d1c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Meynet CFC-24<text:tab/><text:tab/>7 décembre 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2:07:13.448284927</meta:creation-date>
    <dc:date>2022-01-11T13:41:44.107874426</dc:date>
    <meta:editing-duration>PT26M36S</meta:editing-duration>
    <meta:editing-cycles>13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516" meta:character-count="3398" meta:non-whitespace-character-count="2568"/>
  </office:meta>
</office:document-meta>
</file>